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Verdana" fo:font-size="12pt" style:font-size-asian="12pt" style:font-size-complex="12pt"/>
    </style:style>
    <style:style style:name="P2" style:family="paragraph" style:parent-style-name="Preformatted_20_Text">
      <style:text-properties style:font-name="Verdana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top="0in" fo:margin-bottom="0.1965in"/>
      <style:text-properties style:font-name="Verdana" fo:font-size="12pt" style:font-size-asian="12pt" style:font-size-complex="12pt"/>
    </style:style>
    <style:style style:name="P4" style:family="paragraph" style:parent-style-name="Preformatted_20_Text"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Preformatted_20_Text">
      <style:text-properties style:font-name="Verdana" fo:font-size="12pt" fo:background-color="#ffcc99" style:font-size-asian="12pt" style:font-size-complex="12pt"/>
    </style:style>
    <style:style style:name="P6" style:family="paragraph" style:parent-style-name="Preformatted_20_Text">
      <style:text-properties style:font-name="Verdana" fo:font-size="12pt" fo:background-color="#ccccff" style:font-size-asian="12pt" style:font-size-complex="12pt"/>
    </style:style>
    <style:style style:name="T1" style:family="text">
      <style:text-properties style:font-name="Verdana" fo:font-size="12pt" style:font-size-asian="12pt" style:font-size-complex="12pt"/>
    </style:style>
    <style:style style:name="T2" style:family="text">
      <style:text-properties style:font-name="Verdana" fo:font-size="12pt" fo:background-color="#ffcc99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en Jane Approximately – Dylan</text:p>
      <text:p text:style-name="P2"/>
      <text:p text:style-name="P1"><text:s text:c="10"/>G <text:s text:c="15"/>F#m <text:s text:c="7"/>Em <text:s text:c="10"/>D</text:p>
      <text:p text:style-name="P1">When your mother sends back <text:s text:c="2"/>all your <text:s/>invitations</text:p>
      <text:p text:style-name="P1"><text:s text:c="9"/>G <text:s text:c="13"/>F#m <text:s text:c="2"/>Em <text:s text:c="10"/>A</text:p>
      <text:p text:style-name="P1">And your father to your sister <text:s/>he explains</text:p>
      <text:p text:style-name="P6">[Orig] <text:s text:c="2"/>D <text:s text:c="15"/>G <text:s text:c="19"/>D <text:s text:c="3"/>Bm</text:p>
      <text:p text:style-name="P5">[Jerry] <text:s/>G <text:s text:c="15"/>F#m <text:s text:c="14"/>Bm7 <text:s text:c="3"/>Em</text:p>
      <text:p text:style-name="P1">That you're tired of yourself and all of your creations</text:p>
      <text:p text:style-name="P1">D <text:s text:c="13"/>Dsus4 <text:s text:c="8"/>D <text:s text:c="3"/>Dsus4</text:p>
      <text:p text:style-name="P1">Won't you come see me Queen Jane?</text:p>
      <text:p text:style-name="P1">D <text:s text:c="13"/>Dsus4 <text:s text:c="8"/>D <text:s text:c="3"/>Dsus4</text:p>
      <text:p text:style-name="P1">Won't you come see me Queen Jane?</text:p>
      <text:p text:style-name="P1"/>
      <text:p text:style-name="P1">Now when all of the flower ladies want back what they have lent you</text:p>
      <text:p text:style-name="P1">And the smell of their roses does not remain</text:p>
      <text:p text:style-name="P1">And all of your children start to resent you</text:p>
      <text:p text:style-name="P1">Won't you come see me Queen Jane?</text:p>
      <text:p text:style-name="P1">Won't you come see me Queen Jane?</text:p>
      <text:p text:style-name="P1"/>
      <text:p text:style-name="P4">Jam</text:p>
      <text:p text:style-name="P1"/>
      <text:p text:style-name="P1">Now when all the clowns that you have commissioned</text:p>
      <text:p text:style-name="P1">Have all died in battle or in vain</text:p>
      <text:p text:style-name="P1">And you're sick of all this repetition</text:p>
      <text:p text:style-name="P1">Won't you come see me Queen Jane?</text:p>
      <text:p text:style-name="P1">Won't you come see me Queen Jane?</text:p>
      <text:p text:style-name="P1"/>
      <text:p text:style-name="P1">When all of your advisers heave their plastic</text:p>
      <text:p text:style-name="P1">At your feet to convince you of your pain</text:p>
      <text:p text:style-name="P1">Trying to prove that your conclusions should be more drastic</text:p>
      <text:p text:style-name="P1">Won't you come see me Queen Jane?</text:p>
      <text:p text:style-name="P1">Won't you come see me Queen Jane?</text:p>
      <text:p text:style-name="P1"/>
      <text:p text:style-name="P4">Jam</text:p>
      <text:p text:style-name="P1"/>
      <text:p text:style-name="P1">Now when all the bandits that you turned your other cheek to</text:p>
      <text:p text:style-name="P1">All lay down their bandanas and complain</text:p>
      <text:p text:style-name="P1">And you want somebody you don't have to speak to</text:p>
      <text:p text:style-name="P1">Won't you come see me Queen Jane?</text:p>
      <text:p text:style-name="P1">Won't you come see me Queen Jane?</text:p>
      <text:p text:style-name="P1">Won't you come and see me Queen Jane?</text:p>
      <text:p text:style-name="P1">Won't you come and see me Queen Jane?</text:p>
      <text:p text:style-name="P3">Won't you come and see me Queen Jane?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Sean Dowd</meta:initial-creator>
    <meta:creation-date>2011-06-14T15:08:56</meta:creation-date>
    <dc:date>2011-07-24T14:39:15</dc:date>
    <dc:creator>Sean Dowd</dc:creator>
    <meta:editing-duration>PT00H21M14S</meta:editing-duration>
    <meta:editing-cycles>3</meta:editing-cycles>
    <meta:generator>NeoOffice/3.1.2$Unix OpenOffice.org_project/Patch 9</meta:generator>
    <meta:document-statistic meta:table-count="0" meta:image-count="0" meta:object-count="0" meta:page-count="1" meta:paragraph-count="37" meta:word-count="265" meta:character-count="1481"/>
  </office:meta>
</office:document-meta>
</file>